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BDD</text:p>
      <text:p text:style-name="P2"/>
      <text:p text:style-name="P3">SIRIUS seul accessible par l'extérieur</text:p>
      <text:p text:style-name="P3">back up de la machine possible. Commande backup a tester</text:p>
      <text:p text:style-name="P3">voir le wiki <text:bookmark-start text:name="__DdeLink__1_914125025"/>forge.info.univ-angers.fr/wiki<text:bookmark-end text:name="__DdeLink__1_914125025"/></text:p>
      <text:p text:style-name="P3">forge.info.univ-anges.fr/~login</text:p>
      <text:p text:style-name="P3"/>
      <text:p text:style-name="P3"/>
      <text:p text:style-name="Standard">ssh <text:a xlink:type="simple" xlink:href="mailto:login@sirius.info.univ-angers.fr">login@sirius.info.univ-angers.fr</text:a></text:p>
      <text:p text:style-name="P3"/>
      <text:p text:style-name="P3">sirius → forge</text:p>
      <text:p text:style-name="P3"/>
      <text:p text:style-name="P3"/>
      <text:p text:style-name="P3">R U T</text:p>
      <text:p text:style-name="P3"/>
      <text:p text:style-name="P3">A B</text:p>
      <text:p text:style-name="P3">a b</text:p>
      <text:p text:style-name="P3">c b</text:p>
      <text:p text:style-name="P3">d e</text:p>
      <text:p text:style-name="P3">a c</text:p>
      <text:p text:style-name="P3">b c</text:p>
      <text:p text:style-name="P3">e a</text:p>
      <text:p text:style-name="P3">b d</text:p>
      <text:p text:style-name="P3"/>
      <text:p text:style-name="P3"/>
      <text:p text:style-name="P3">R [x] S</text:p>
      <text:p text:style-name="P3"/>
      <text:p text:style-name="P3">A B C</text:p>
      <text:p text:style-name="P3">a b c</text:p>
      <text:p text:style-name="P3">a b d</text:p>
      <text:p text:style-name="P3">c b c</text:p>
      <text:p text:style-name="P3">c b d</text:p>
      <text:p text:style-name="P3">d e a</text:p>
      <text:p text:style-name="P3">a c b</text:p>
      <text:p text:style-name="P3"/>
      <text:p text:style-name="P3">semi jointure : </text:p>
      <text:p text:style-name="P3">nous donne R au final.</text:p>
      <text:p text:style-name="P3"/>
      <text:p text:style-name="P3">Exo 2</text:p>
      <text:p text:style-name="P3"/>
      <text:p text:style-name="P3">R u T : 7</text:p>
      <text:p text:style-name="P3">T-R : 3</text:p>
      <text:p text:style-name="P3">R [x] S : on aura ABCD et on a 3 uplet</text:p>
      <text:p text:style-name="P3">R &lt;x S : 3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o 3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R / S1</text:p>
          </table:table-cell>
          <table:table-cell table:style-name="Tableau1.A1" office:value-type="string">
            <text:p text:style-name="P6">R /S2</text:p>
          </table:table-cell>
          <table:table-cell table:style-name="Tableau1.C1" office:value-type="string">
            <text:p text:style-name="P6">R/S3</text:p>
          </table:table-cell>
        </table:table-row>
        <table:table-row>
          <table:table-cell table:style-name="Tableau1.A2" office:value-type="string">
            <text:p text:style-name="P3">A</text:p>
            <text:p text:style-name="P3">a1</text:p>
            <text:p text:style-name="P3">a2</text:p>
            <text:p text:style-name="P3">a3</text:p>
          </table:table-cell>
          <table:table-cell table:style-name="Tableau1.A2" office:value-type="string">
            <text:p text:style-name="P6">A</text:p>
            <text:p text:style-name="P6">a1</text:p>
            <text:p text:style-name="P6">a2</text:p>
            <text:p text:style-name="P6"/>
          </table:table-cell>
          <table:table-cell table:style-name="Tableau1.C2" office:value-type="string">
            <text:p text:style-name="P6">A</text:p>
            <text:p text:style-name="P6">a1</text:p>
          </table:table-cell>
        </table:table-row>
      </table:table>
      <text:p text:style-name="P3"/>
      <text:p text:style-name="P5">Exo 4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>R/S1</text:p>
          </table:table-cell>
          <table:table-cell table:style-name="Tableau2.A1" office:value-type="string">
            <text:p text:style-name="P6">R/S2</text:p>
          </table:table-cell>
          <table:table-cell table:style-name="Tableau2.C1" office:value-type="string">
            <text:p text:style-name="P6">R/S3</text:p>
          </table:table-cell>
        </table:table-row>
        <table:table-row>
          <table:table-cell table:style-name="Tableau2.A2" office:value-type="string">
            <text:p text:style-name="P6">C D</text:p>
            <text:p text:style-name="P6">c1 d1</text:p>
          </table:table-cell>
          <table:table-cell table:style-name="Tableau2.A2" office:value-type="string">
            <text:p text:style-name="P6">C D</text:p>
            <text:p text:style-name="P6">c1 d1</text:p>
            <text:p text:style-name="P6">c2 d2</text:p>
          </table:table-cell>
          <table:table-cell table:style-name="Tableau2.C2" office:value-type="string">
            <text:p text:style-name="P6">B <text:s/>C <text:s/>D</text:p>
            <text:p text:style-name="P6">b1 c1 d1</text:p>
            <text:p text:style-name="P6"/>
          </table:table-cell>
        </table:table-row>
      </table:table>
      <text:p text:style-name="P5"/>
      <text:p text:style-name="P3">Exo 5</text:p>
      <text:p text:style-name="P3"/>
      <text:p text:style-name="P3">- Ouvrage (<text:span text:style-name="T1">isbn</text:span>, titre)</text:p>
      <text:p text:style-name="P3">- Exemplaire(<text:span text:style-name="T1">cote</text:span>, isbn, empruntable)</text:p>
      <text:p text:style-name="P3">- Auteur(<text:span text:style-name="T1">numauteur</text:span>, nom, prenom)</text:p>
      <text:p text:style-name="P3">- AEcrit(<text:span text:style-name="T1">numauteur</text:span>, <text:span text:style-name="T1">isbn</text:span>)</text:p>
      <text:p text:style-name="P3">- Membre(<text:span text:style-name="T1">numero</text:span>, nommb, prenommb)</text:p>
      <text:p text:style-name="P3">- Emprunt(<text:span text:style-name="T1">numero</text:span>, <text:span text:style-name="T1">cote</text:span>, <text:span text:style-name="T1">dateemprunt</text:span>, dateretour)</text:p>
      <text:p text:style-name="P3"/>
      <text:p text:style-name="P3"/>
      <text:p text:style-name="P3">On peut avoir un autre sans avoir d'ouvrage de sa part</text:p>
      <text:p text:style-name="P3">Un livre ne peut etre emprunter qu'une seul foi. On supprime la ligne apres que le livre a été rendu.</text:p>
      <text:p text:style-name="P3"/>
      <text:p text:style-name="P3">Voir correction sur feuill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00:37</meta:creation-date>
    <dc:date>2012-09-13T11:59:11</dc:date>
    <dc:creator>Compte etudiant</dc:creator>
    <meta:editing-duration>PT3H48M40S</meta:editing-duration>
    <meta:editing-cycles>6</meta:editing-cycles>
    <meta:generator>LibreOffice/3.5$Linux_x86 LibreOffice_project/350m1$Build-2</meta:generator>
    <meta:document-statistic meta:table-count="2" meta:image-count="0" meta:object-count="0" meta:page-count="2" meta:paragraph-count="65" meta:word-count="204" meta:character-count="880" meta:non-whitespace-character-count="737"/>
  </office:meta>
</office:document-meta>
</file>